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DIN Medium" svg:font-family="'DIN Mediu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IN Medium" fo:font-size="10pt" style:font-size-asian="10pt" style:font-size-complex="10pt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P4" style:family="paragraph" style:parent-style-name="Standard">
      <style:paragraph-properties fo:margin-left="1.245cm" fo:margin-right="0cm" fo:text-indent="0cm" style:auto-text-indent="false"/>
      <style:text-properties style:font-name="Courier New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6" style:family="paragraph" style:parent-style-name="Standard" style:master-page-name="MP0">
      <style:paragraph-properties style:page-number="auto" fo:break-before="page"/>
      <style:text-properties fo:color="#000000" style:font-name="DIN Medium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text-properties style:font-name="Courier New" fo:font-size="10pt" style:font-size-asian="10pt" style:font-size-complex="10pt"/>
    </style:style>
    <style:style style:name="P8" style:family="paragraph" style:parent-style-name="Standard">
      <style:text-properties fo:color="#009933" style:font-name="Courier New" fo:font-size="10pt" style:font-size-asian="10pt" style:font-size-complex="10pt"/>
    </style:style>
    <style:style style:name="P9" style:family="paragraph" style:parent-style-name="Standard"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margin-left="1.245cm" fo:margin-right="0cm" fo:text-indent="0cm" style:auto-text-indent="false"/>
      <style:text-properties style:font-name="Courier New" fo:font-size="10pt" style:font-size-asian="10pt" style:font-size-complex="10pt"/>
    </style:style>
    <style:style style:name="P11" style:family="paragraph" style:parent-style-name="Standard">
      <style:paragraph-properties fo:margin-left="1.245cm" fo:margin-right="0cm" fo:text-indent="0cm" style:auto-text-indent="false"/>
      <style:text-properties fo:color="#009933" style:font-name="Courier New" fo:font-size="10pt" style:font-size-asian="10pt" style:font-size-complex="10pt"/>
    </style:style>
    <style:style style:name="P12" style:family="paragraph" style:parent-style-name="Standard">
      <style:paragraph-properties fo:margin-left="1.245cm" fo:margin-right="0cm" fo:text-indent="0cm" style:auto-text-indent="false"/>
      <style:text-properties fo:color="#009933" style:font-name="Courier New" fo:font-size="10pt" style:font-size-asian="10pt" style:font-size-complex="10pt"/>
    </style:style>
    <style:style style:name="P13" style:family="paragraph" style:parent-style-name="Standard">
      <style:paragraph-properties fo:margin-left="1.245cm" fo:margin-right="0cm" fo:text-indent="0cm" style:auto-text-indent="false"/>
      <style:text-properties style:font-name="DIN Medium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"/>
    </style:style>
    <style:style style:name="T3" style:family="text">
      <style:text-properties fo:color="#009933"/>
    </style:style>
    <style:style style:name="T4" style:family="text">
      <style:text-properties fo:color="#009933" style:font-name="Courier New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udienarbeit – Urlaubshotelverwaltung</text:p>
      <text:p text:style-name="P1">Stefanie Lehmann, Elizabeth Pich</text:p>
      <text:p text:style-name="P1"/>
      <text:p text:style-name="P2"><text:span text:style-name="T1">7.4. </text:span>Map Reduce </text:p>
      <text:p text:style-name="P2"/>
      <text:p text:style-name="P2">Zu Beispiel 3: Die Buchhaltung moechte die Summe der nichtbezahlten Gaesteposten pro Hotel, von Gaesten die in den naechsten 2 Tagen abreisen, falls sie 999.99 € ueberschreiten, </text:p>
      <text:p text:style-name="P2">um eventuelle Risiken zu analysieren. Der Record der map Funktion entspricht dem Schema von UnbezahlteRechnungview. </text:p>
      <text:p text:style-name="P2"/>
      <text:p text:style-name="P2">7.4.1. map():</text:p>
      <text:p text:style-name="P2"><text:tab/></text:p>
      <text:p text:style-name="P11">/* Wir benoetigen zwei map Funktionen aufgrund des Joins. Die erste</text:p>
      <text:p text:style-name="P11">auf UnbezahlteRechnungView */</text:p>
      <text:p text:style-name="P4">map(record (HotelId:int, Reservierungsnummer:int,Kunde:int,</text:p>
      <text:p text:style-name="P4"><text:s text:c="3"/>Gesamtbetrag:money, konsumiert:money, gemietet:money, benutzt: money,<text:line-break/> <text:s text:c="2"/>Naechteumsatz:money, bereitsBezahlt: money){</text:p>
      <text:p text:style-name="P4"/>
      <text:p text:style-name="P4"><text:tab/><text:span text:style-name="T3">/* Wir fuegen Reservierungsnummer zum Value dazu, um Korrektheit</text:span></text:p>
      <text:p text:style-name="P4"><text:span text:style-name="T3"><text:tab/>bei einer eventuellen Mengensemantik zu garantieren und um Tupel <text:line-break/><text:tab/>des Joins zu identifizieren */</text:span></text:p>
      <text:p text:style-name="P4"><text:tab/>emit (HotelID, (Reservierungsnummer,Gesamtbetrag-<text:tab/><text:tab/><text:tab/><text:tab/><text:tab/><text:tab/><text:tab/>bereitsBezahlt ));</text:p>
      <text:p text:style-name="P5"><text:tab/><text:tab/>}</text:p>
      <text:p text:style-name="P4"/>
      <text:p text:style-name="P4">}</text:p>
      <text:p text:style-name="P4"/>
      <text:p text:style-name="P11">/* Die zweite auf Kunden */</text:p>
      <text:p text:style-name="P4">map(record ([Kunde]){</text:p>
      <text:p text:style-name="P4"/>
      <text:p text:style-name="P4"><text:tab/><text:span text:style-name="T3">/* Gebe nur die bald abreisenden Kunden aus */</text:span></text:p>
      <text:p text:style-name="P4"><text:tab/>if (Abreise – current_date &lt;= 2) {</text:p>
      <text:p text:style-name="P4"><text:tab/><text:tab/>emit (HotelID, (Reservierungsnummer));</text:p>
      <text:p text:style-name="P5"><text:tab/><text:tab/>}</text:p>
      <text:p text:style-name="P4">}</text:p>
      <text:p text:style-name="P13"/>
      <text:p text:style-name="P2">7.4.2.reduce():</text:p>
      <text:p text:style-name="P2"/>
      <text:p text:style-name="P3"><text:span text:style-name="T3"><text:tab/>/* Values sind in diesem Fall alle Tupel mit gleicher HotelID, der Form <text:line-break/><text:tab/>(HotelID, Liste von (Reservierungsnummer,nochOffen)) oder <text:line-break/><text:tab/>(HotelID, Liste von Reservierungsnummer) */</text:span></text:p>
      <text:p text:style-name="P2"><text:span text:style-name="T2"><text:tab/>reduce(HotelID:key, set of values){ </text:span></text:p>
      <text:p text:style-name="P3"><text:tab/><text:tab/></text:p>
      <text:p text:style-name="P3"><text:tab/><text:tab/>money SummeNochOffen;</text:p>
      <text:p text:style-name="P3"/>
      <text:p text:style-name="P8"><text:tab/><text:tab/>/* Join on Reservierungsnummer */</text:p>
      <text:p text:style-name="P3"><text:tab/><text:tab/>Loesche alle Tupel in <text:span text:style-name="T6">Liste von (Reservierungsnummer,nochOffen))</text:span></text:p>
      <text:p text:style-name="P3"><text:span text:style-name="T6"><text:tab/><text:tab/>wo Reservierungsnummer nicht in Liste von Reservierungsnummer <text:line-break/><text:tab/><text:tab/>vorkommt. </text:span></text:p>
      <text:p text:style-name="P3"/>
      <text:p text:style-name="P3"><text:tab/><text:tab/><text:span text:style-name="T3">/* Summiere alle verbleibenden offenen Posten des Hotels */</text:span></text:p>
      <text:p text:style-name="P3"><text:tab/><text:tab/>for (<text:span text:style-name="T5"> </text:span><text:span text:style-name="T6">Liste von (Reservierungsnummer,nochOffen))</text:span>) {<text:span text:style-name="T6"> <text:s text:c="2"/></text:span><text:tab/></text:p>
      <text:p text:style-name="P3"><text:tab/><text:tab/><text:tab/>SummeNochOffen += nochOffen;</text:p>
      <text:p text:style-name="P3"><text:tab/><text:tab/>}</text:p>
      <text:p text:style-name="P3"/>
      <text:p text:style-name="P3"><text:s/><text:tab/><text:tab/>if (SummeNochOffen &gt; 999.99) {</text:p>
      <text:p text:style-name="P3"><text:tab/><text:tab/><text:tab/>emit (hotelid, SummeNochOffen);</text:p>
      <text:p text:style-name="P3"><text:tab/><text:tab/>}<text:tab/></text:p>
      <text:p text:style-name="P3"><text:tab/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DIN Medium" svg:font-family="'DIN Mediu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49S</meta:editing-duration>
    <meta:editing-cycles>225</meta:editing-cycles>
    <meta:generator>OpenOffice/4.0.1$Win32 OpenOffice.org_project/401m5$Build-9714</meta:generator>
    <dc:date>2014-08-26T21:20:07.42</dc:date>
    <dc:creator>Elli </dc:creator>
    <meta:document-statistic meta:table-count="0" meta:image-count="0" meta:object-count="0" meta:page-count="1" meta:paragraph-count="39" meta:word-count="217" meta:character-count="1744"/>
    <meta:user-defined meta:name="Info 1"/>
    <meta:user-defined meta:name="Info 2"/>
    <meta:user-defined meta:name="Info 3"/>
    <meta:user-defined meta:name="Info 4"/>
  </office:meta>
</office:document-meta>
</file>